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float" office:value="3.988228">
            <text:p>3,988228</text:p>
          </table:table-cell>
          <table:table-cell office:value-type="float" office:value="9.713723">
            <text:p>9,713723</text:p>
          </table:table-cell>
          <table:table-cell office:value-type="float" office:value="6.527708">
            <text:p>6,527708</text:p>
          </table:table-cell>
        </table:table-row>
        <table:table-row table:style-name="ro1">
          <table:table-cell office:value-type="float" office:value="3.913636">
            <text:p>3,913636</text:p>
          </table:table-cell>
          <table:table-cell office:value-type="float" office:value="9.730838">
            <text:p>9,730838</text:p>
          </table:table-cell>
          <table:table-cell office:value-type="float" office:value="6.564731">
            <text:p>6,564731</text:p>
          </table:table-cell>
        </table:table-row>
        <table:table-row table:style-name="ro1">
          <table:table-cell office:value-type="float" office:value="3.915853">
            <text:p>3,915853</text:p>
          </table:table-cell>
          <table:table-cell office:value-type="float" office:value="9.723168">
            <text:p>9,723168</text:p>
          </table:table-cell>
          <table:table-cell office:value-type="float" office:value="6.535474">
            <text:p>6,535474</text:p>
          </table:table-cell>
        </table:table-row>
        <table:table-row table:style-name="ro1">
          <table:table-cell office:value-type="float" office:value="3.939445">
            <text:p>3,939445</text:p>
          </table:table-cell>
          <table:table-cell office:value-type="float" office:value="9.718654">
            <text:p>9,718654</text:p>
          </table:table-cell>
          <table:table-cell office:value-type="float" office:value="6.577662">
            <text:p>6,577662</text:p>
          </table:table-cell>
        </table:table-row>
        <table:table-row table:style-name="ro1">
          <table:table-cell office:value-type="float" office:value="3.933288">
            <text:p>3,933288</text:p>
          </table:table-cell>
          <table:table-cell office:value-type="float" office:value="9.728466">
            <text:p>9,728466</text:p>
          </table:table-cell>
          <table:table-cell office:value-type="float" office:value="6.57465">
            <text:p>6,574650</text:p>
          </table:table-cell>
        </table:table-row>
        <table:table-row table:style-name="ro1">
          <table:table-cell office:value-type="float" office:value="3.919863">
            <text:p>3,919863</text:p>
          </table:table-cell>
          <table:table-cell office:value-type="float" office:value="9.708547">
            <text:p>9,708547</text:p>
          </table:table-cell>
          <table:table-cell office:value-type="float" office:value="6.548176">
            <text:p>6,548176</text:p>
          </table:table-cell>
        </table:table-row>
        <table:table-row table:style-name="ro1">
          <table:table-cell office:value-type="float" office:value="3.961695">
            <text:p>3,961695</text:p>
          </table:table-cell>
          <table:table-cell office:value-type="float" office:value="9.732066">
            <text:p>9,732066</text:p>
          </table:table-cell>
          <table:table-cell office:value-type="float" office:value="6.562885">
            <text:p>6,562885</text:p>
          </table:table-cell>
        </table:table-row>
        <table:table-row table:style-name="ro1">
          <table:table-cell office:value-type="float" office:value="3.954235">
            <text:p>3,954235</text:p>
          </table:table-cell>
          <table:table-cell office:value-type="float" office:value="9.777452">
            <text:p>9,777452</text:p>
          </table:table-cell>
          <table:table-cell office:value-type="float" office:value="6.550277">
            <text:p>6,550277</text:p>
          </table:table-cell>
        </table:table-row>
        <table:table-row table:style-name="ro1">
          <table:table-cell office:value-type="float" office:value="3.952091">
            <text:p>3,952091</text:p>
          </table:table-cell>
          <table:table-cell office:value-type="float" office:value="9.733543">
            <text:p>9,733543</text:p>
          </table:table-cell>
          <table:table-cell office:value-type="float" office:value="6.547602">
            <text:p>6,547602</text:p>
          </table:table-cell>
        </table:table-row>
        <table:table-row table:style-name="ro1">
          <table:table-cell office:value-type="float" office:value="3.990333">
            <text:p>3,990333</text:p>
          </table:table-cell>
          <table:table-cell office:value-type="float" office:value="9.686077">
            <text:p>9,686077</text:p>
          </table:table-cell>
          <table:table-cell office:value-type="float" office:value="6.54947">
            <text:p>6,5494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SUM([.A1:.A10])/10" office:value-type="float" office:value="3.9468667">
            <text:p>3,946867</text:p>
          </table:table-cell>
          <table:table-cell table:formula="of:=SUM([.B1:.B10])/10" office:value-type="float" office:value="9.7252534">
            <text:p>9,725253</text:p>
          </table:table-cell>
          <table:table-cell table:formula="of:=SUM([.C1:.C10])/10" office:value-type="float" office:value="6.5538635">
            <text:p>6,553864</text:p>
          </table:table-cell>
        </table:table-row>
        <table:table-row table:style-name="ro1" table:number-rows-repeated="6552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6" number:min-integer-digits="1"/>
    </number:number-style>
    <number:percentage-style style:name="N107">
      <number:number number:decimal-places="6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2/05/2010</text:date>, <text:time>23:47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02T23:47:19</dc:date>
    <meta:document-statistic meta:table-count="1" meta:cell-count="33" meta:object-count="0"/>
    <meta:generator>OpenOffice.org/3.0$Linux OpenOffice.org_project/300m15$Build-9379</meta:generator>
  </office:meta>
</office:document-meta>
</file>